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73cm" style:rel-column-width="12232*"/>
    </style:style>
    <style:style style:name="Table1.B" style:family="table-column">
      <style:table-column-properties style:column-width="9.682cm" style:rel-column-width="37323*"/>
    </style:style>
    <style:style style:name="Table1.C" style:family="table-column">
      <style:table-column-properties style:column-width="4.145cm" style:rel-column-width="1598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642cm"/>
    </style:style>
    <style:style style:name="Table1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1.C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bf94" officeooo:paragraph-rsid="0006bf94"/>
    </style:style>
    <style:style style:name="P2" style:family="paragraph" style:parent-style-name="Table_20_Contents">
      <style:text-properties officeooo:rsid="0006bf94" officeooo:paragraph-rsid="000734e4"/>
    </style:style>
    <style:style style:name="P3" style:family="paragraph" style:parent-style-name="Table_20_Contents">
      <style:text-properties officeooo:rsid="000734e4" officeooo:paragraph-rsid="000734e4"/>
    </style:style>
    <style:style style:name="P4" style:family="paragraph" style:parent-style-name="Table_20_Contents">
      <style:text-properties officeooo:rsid="00073be1" officeooo:paragraph-rsid="00073be1"/>
    </style:style>
    <style:style style:name="P5" style:family="paragraph" style:parent-style-name="Table_20_Contents">
      <style:text-properties officeooo:rsid="00098858" officeooo:paragraph-rsid="000bd60f"/>
    </style:style>
    <style:style style:name="P6" style:family="paragraph" style:parent-style-name="Table_20_Contents">
      <style:text-properties officeooo:rsid="000bd60f" officeooo:paragraph-rsid="000bd60f"/>
    </style:style>
    <style:style style:name="P7" style:family="paragraph" style:parent-style-name="Standard">
      <style:text-properties officeooo:rsid="000a4d3c" officeooo:paragraph-rsid="000a4d3c"/>
    </style:style>
    <style:style style:name="P8" style:family="paragraph" style:parent-style-name="Standard">
      <style:text-properties officeooo:rsid="000a4d3c" officeooo:paragraph-rsid="000a4d3c"/>
    </style:style>
    <style:style style:name="P9" style:family="paragraph" style:parent-style-name="Standard">
      <style:text-properties officeooo:rsid="003fd32f" officeooo:paragraph-rsid="000a4d3c"/>
    </style:style>
    <style:style style:name="P10" style:family="paragraph" style:parent-style-name="Standard">
      <style:text-properties officeooo:rsid="000e05f8" officeooo:paragraph-rsid="000e05f8"/>
    </style:style>
    <style:style style:name="P11" style:family="paragraph" style:parent-style-name="Table_20_Contents">
      <style:text-properties officeooo:rsid="000bd60f" officeooo:paragraph-rsid="00098858"/>
    </style:style>
    <style:style style:name="P12" style:family="paragraph" style:parent-style-name="Table_20_Contents">
      <style:text-properties officeooo:rsid="000bf97b" officeooo:paragraph-rsid="000bf97b"/>
    </style:style>
    <style:style style:name="P13" style:family="paragraph" style:parent-style-name="Table_20_Contents">
      <style:text-properties officeooo:rsid="000d6647" officeooo:paragraph-rsid="000d6647"/>
    </style:style>
    <style:style style:name="P14" style:family="paragraph" style:parent-style-name="Table_20_Contents">
      <style:text-properties officeooo:rsid="0006bf94" officeooo:paragraph-rsid="0006bf94"/>
    </style:style>
    <style:style style:name="P15" style:family="paragraph" style:parent-style-name="Table_20_Contents">
      <style:text-properties officeooo:rsid="000e05f8" officeooo:paragraph-rsid="000e05f8"/>
    </style:style>
    <style:style style:name="P16" style:family="paragraph" style:parent-style-name="Table_20_Contents">
      <style:text-properties officeooo:rsid="000e05f8" officeooo:paragraph-rsid="000e9bad"/>
    </style:style>
    <style:style style:name="P17" style:family="paragraph" style:parent-style-name="Table_20_Contents">
      <style:text-properties officeooo:rsid="000e9bad" officeooo:paragraph-rsid="000e9bad"/>
    </style:style>
    <style:style style:name="T1" style:family="text">
      <style:text-properties officeooo:rsid="000734e4"/>
    </style:style>
    <style:style style:name="T2" style:family="text">
      <style:text-properties officeooo:rsid="000bd60f"/>
    </style:style>
    <style:style style:name="T3" style:family="text">
      <style:text-properties officeooo:rsid="000d6647"/>
    </style:style>
    <style:style style:name="T4" style:family="text">
      <style:text-properties officeooo:rsid="000e9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項目</text:p>
          </table:table-cell>
          <table:table-cell table:style-name="Table1.A1" office:value-type="string">
            <text:p text:style-name="P1">內容</text:p>
          </table:table-cell>
          <table:table-cell table:style-name="Table1.C1" office:value-type="string">
            <text:p text:style-name="Table_20_Contents">建議</text:p>
          </table:table-cell>
        </table:table-row>
        <table:table-row>
          <table:table-cell table:style-name="Table1.A2" office:value-type="string">
            <text:p text:style-name="P3">使用者和密碼</text:p>
          </table:table-cell>
          <table:table-cell table:style-name="Table1.A2" office:value-type="string">
            <text:p text:style-name="P3">1. 使用者：casri</text:p>
            <text:p text:style-name="P3">2. 密碼：admi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硬盤規劃</text:p>
          </table:table-cell>
          <table:table-cell table:style-name="Table1.A2" office:value-type="string">
            <text:p text:style-name="P1">1. 將整顆 SSD 規劃成兩個磁區，分別為系統區塊(/)，和資料區塊(/home)。</text:p>
            <text:p text:style-name="P1">2. 系統區塊，設定為唯讀；而資料區塊，則設定為可讀寫。</text:p>
            <text:p text:style-name="P2">3. /<text:span text:style-name="T1">home/casri 為航顯程式的位置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系統</text:p>
          </table:table-cell>
          <table:table-cell table:style-name="Table1.A2" office:value-type="string">
            <text:p text:style-name="P17">Ubuntu 12.04 LT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處理器</text:p>
          </table:table-cell>
          <table:table-cell table:style-name="Table1.A2" office:value-type="string">
            <text:p text:style-name="P17">Intel Atom CPU E3845 1.91GHz x 4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內存</text:p>
          </table:table-cell>
          <table:table-cell table:style-name="Table1.A2" office:value-type="string">
            <text:p text:style-name="P17">3.8 GB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圖形</text:p>
          </table:table-cell>
          <table:table-cell table:style-name="Table1.A2" office:value-type="string">
            <text:p text:style-name="P17">Intel Bay Trail x86/MMX/SSE2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1">系統類型</text:p>
          </table:table-cell>
          <table:table-cell table:style-name="Table1.A2" office:value-type="string">
            <text:p text:style-name="P17">32位元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1">硬盤</text:p>
          </table:table-cell>
          <table:table-cell table:style-name="Table1.A2" office:value-type="string">
            <text:p text:style-name="P17">64 GB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更新機制</text:p>
          </table:table-cell>
          <table:table-cell table:style-name="Table1.A2" office:value-type="string">
            <text:p text:style-name="P5"><text:span text:style-name="T2">1. 隨身碟</text:span>新增 <text:span text:style-name="T2">check_code, autorun.sh </text:span></text:p>
            <text:p text:style-name="P11">2. 插入隨身碟, 即可更新相關軟體.</text:p>
            <text:p text:style-name="P12">3. 及複製資料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網路設定</text:p>
          </table:table-cell>
          <table:table-cell table:style-name="Table1.A2" office:value-type="string">
            <text:p text:style-name="P6">1. 設定 ip.set (start ip, dns, count), net_set.sh</text:p>
            <text:p text:style-name="P6">2. 透過插入隨身碟更新網路設定</text:p>
          </table:table-cell>
          <table:table-cell table:style-name="Table1.C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4">看門狗使用</text:p>
          </table:table-cell>
          <table:table-cell table:style-name="Table1.A2" office:value-type="string">
            <text:p text:style-name="P13">1. 透過Java utility 設定 看門狗</text:p>
            <text:p text:style-name="P13"/>
          </table:table-cell>
          <table:table-cell table:style-name="Table1.C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1">網路喚醒功能</text:p>
          </table:table-cell>
          <table:table-cell table:style-name="Table1.A2" office:value-type="string">
            <text:p text:style-name="P7">1. 透過 <text:span text:style-name="T3">Java utility 啟動 網路喚醒功能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4" office:value-type="string">
            <text:p text:style-name="P15">顯示裝置</text:p>
          </table:table-cell>
          <table:table-cell table:style-name="Table1.A14" office:value-type="string">
            <text:p text:style-name="P10">雙HDMI 輸出</text:p>
          </table:table-cell>
          <table:table-cell table:style-name="Table1.C1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輸出色彩調整</text:p>
          </table:table-cell>
          <table:table-cell table:style-name="Table1.A2" office:value-type="string">
            <text:p text:style-name="P16"><text:span text:style-name="T4">1. 透過 Java utility 調整</text:span>Brightness, Gamma設定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8:37:03.934150861</meta:creation-date>
    <dc:date>2015-10-30T13:56:07.876383011</dc:date>
    <meta:editing-duration>P7DT3H49M31S</meta:editing-duration>
    <meta:editing-cycles>8</meta:editing-cycles>
    <meta:generator>LibreOffice/4.2.6.3$Linux_X86_64 LibreOffice_project/420m0$Build-3</meta:generator>
    <meta:document-statistic meta:table-count="1" meta:image-count="0" meta:object-count="0" meta:page-count="1" meta:paragraph-count="37" meta:word-count="248" meta:character-count="490" meta:non-whitespace-character-count="439"/>
  </office:meta>
</office:document-meta>
</file>